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772953" draw:marker-start="線の終点_20_1" draw:marker-start-width="0.2cm" draw:marker-end="線の終点_20_1" draw:marker-end-width="0.2cm" draw:fill="gradient" draw:fill-color="#ff8080" draw:fill-gradient-name="Tango_20_Purpl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Tango_20_Blue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9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10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fo:min-height="0.634cm"/>
    </style:style>
    <style:style style:name="gr12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3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4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5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6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adient_20_7" fo:min-height="0.4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8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19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10.5pt" style:font-size-asian="10.5pt" style:font-size-complex="10.5pt"/>
    </style:style>
    <style:style style:name="P6" style:family="paragraph">
      <style:paragraph-properties fo:text-align="center"/>
      <style:text-properties fo:color="#ffffff" fo:font-size="10.5pt" style:font-size-asian="10.5pt" style:font-size-complex="10.5pt"/>
    </style:style>
    <style:style style:name="P7" style:family="paragraph">
      <style:paragraph-properties fo:text-align="center"/>
      <style:text-properties fo:color="#461900"/>
    </style:style>
    <style:style style:name="P8" style:family="paragraph">
      <style:paragraph-properties fo:text-align="center"/>
      <style:text-properties fo:color="#461900" fo:font-size="10.5pt" style:font-size-asian="10.5pt" style:font-size-complex="10.5pt"/>
    </style:style>
    <style:style style:name="P9" style:family="paragraph">
      <style:text-properties fo:color="#000000" fo:font-size="10.5pt" style:font-size-asian="10.5pt" style:font-size-complex="10.5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3.7cm" svg:y="14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1cm" svg:y="16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5.6cm" svg:height="0.9cm" svg:x="9.9cm" svg:y="13.236cm">
          <draw:text-box>
            <text:p text:style-name="P1"><text:span text:style-name="T1">Rroonga</text:span></text:p>
          </draw:text-box>
        </draw:frame>
        <draw:frame draw:style-name="gr4" draw:text-style-name="P2" draw:layer="layout" svg:width="11.2cm" svg:height="1.9cm" svg:x="4.3cm" svg:y="17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5" draw:text-style-name="P2" draw:layer="layout" svg:width="3.5cm" svg:height="0.854cm" svg:x="4.5cm" svg:y="18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8.1cm" svg:y="18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6" draw:text-style-name="P2" draw:layer="layout" svg:width="3.5cm" svg:height="0.854cm" svg:x="11.7cm" svg:y="18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7" draw:text-style-name="P2" draw:layer="layout" svg:width="7.9cm" svg:height="0.854cm" svg:x="4.3cm" svg:y="16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8" draw:text-style-name="P2" draw:layer="layout" svg:width="4cm" svg:height="1.269cm" svg:x="4.3cm" svg:y="14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9" draw:text-style-name="P2" draw:layer="layout" svg:width="11.2cm" svg:height="0.854cm" svg:x="4.2cm" svg:y="10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10" draw:text-style-name="P1" draw:layer="layout" svg:x1="7.2cm" svg:y1="11.8cm" svg:x2="7.2cm" svg:y2="14.7cm">
          <text:p/>
        </draw:line>
        <draw:line draw:style-name="gr10" draw:text-style-name="P1" draw:layer="layout" svg:x1="12.8cm" svg:y1="11.8cm" svg:x2="12.8cm" svg:y2="13.2cm">
          <text:p/>
        </draw:line>
        <draw:line draw:style-name="gr10" draw:text-style-name="P1" draw:layer="layout" svg:x1="11.4cm" svg:y1="14.2cm" svg:x2="11.4cm" svg:y2="16.7cm">
          <text:p/>
        </draw:line>
        <draw:line draw:style-name="gr10" draw:text-style-name="P1" draw:layer="layout" svg:x1="13.7cm" svg:y1="14.1cm" svg:x2="13.7cm" svg:y2="17.7cm">
          <text:p/>
        </draw:line>
        <draw:frame draw:style-name="gr11" draw:text-style-name="P3" draw:layer="layout" svg:width="4.3cm" svg:height="0.884cm" svg:x="3.3cm" svg:y="12.716cm">
          <draw:text-box>
            <text:p><text:span text:style-name="T4">Groonga commands</text:span></text:p>
          </draw:text-box>
        </draw:frame>
        <draw:frame draw:style-name="gr11" draw:text-style-name="P3" draw:layer="layout" svg:width="4.3cm" svg:height="0.884cm" svg:x="13.1cm" svg:y="12.116cm">
          <draw:text-box>
            <text:p><text:span text:style-name="T4">Ruby methods</text:span></text:p>
          </draw:text-box>
        </draw:frame>
      </draw:page>
      <draw:page draw:name="page2" draw:style-name="dp1" draw:master-page-name="標準">
        <draw:frame draw:style-name="gr12" draw:text-style-name="P5" draw:layer="layout" svg:width="17.3cm" svg:height="5.1cm" svg:x="3.8cm" svg:y="7cm">
          <draw:text-box>
            <text:p text:style-name="P4"><text:span text:style-name="T3">Droonga Cluster</text:span></text:p>
          </draw:text-box>
        </draw:frame>
        <draw:frame draw:style-name="gr13" draw:text-style-name="P6" draw:layer="layout" svg:width="15.7cm" svg:height="0.666cm" svg:x="4cm" svg:y="5.2cm">
          <draw:text-box>
            <text:p text:style-name="P1"><text:span text:style-name="T1">User/Application</text:span></text:p>
          </draw:text-box>
        </draw:frame>
        <draw:g>
          <draw:frame draw:style-name="gr14" draw:text-style-name="P8" draw:layer="layout" svg:width="5.4cm" svg:height="3.9cm" svg:x="4.1cm" svg:y="7.8cm">
            <draw:text-box>
              <text:p text:style-name="P7"><text:span text:style-name="T5">Droonga Node</text:span></text:p>
            </draw:text-box>
          </draw:frame>
          <draw:frame draw:style-name="gr15" draw:text-style-name="P2" draw:layer="layout" svg:width="4.9cm" svg:height="2.1cm" svg:x="4.4cm" svg:y="9.3cm">
            <draw:text-box>
              <text:p text:style-name="P1"><text:span text:style-name="T1">droonga-engine</text:span></text:p>
            </draw:text-box>
          </draw:frame>
          <draw:frame draw:style-name="gr16" draw:text-style-name="P2" draw:layer="layout" svg:width="3.6cm" svg:height="0.6cm" svg:x="5.1cm" svg:y="10.6cm">
            <draw:text-box>
              <text:p text:style-name="P1"><text:span text:style-name="T1">libgroonga</text:span></text:p>
            </draw:text-box>
          </draw:frame>
          <draw:frame draw:style-name="gr17" draw:text-style-name="P2" draw:layer="layout" svg:width="3.6cm" svg:height="0.6cm" svg:x="5.1cm" svg:y="10cm">
            <draw:text-box>
              <text:p text:style-name="P1"><text:span text:style-name="T1">Rroonga</text:span></text:p>
            </draw:text-box>
          </draw:frame>
          <draw:frame draw:style-name="gr18" draw:text-style-name="P2" draw:layer="layout" svg:width="4.9cm" svg:height="0.6cm" svg:x="4.4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4" draw:text-style-name="P8" draw:layer="layout" svg:width="4.1cm" svg:height="3.9cm" svg:x="11.2cm" svg:y="7.8cm">
            <draw:text-box>
              <text:p text:style-name="P7"><text:span text:style-name="T5">Droonga Node</text:span></text:p>
            </draw:text-box>
          </draw:frame>
          <draw:frame draw:style-name="gr15" draw:text-style-name="P2" draw:layer="layout" svg:width="3.72cm" svg:height="2.1cm" svg:x="11.428cm" svg:y="9.3cm">
            <draw:text-box>
              <text:p text:style-name="P1"><text:span text:style-name="T1">droonga-engine</text:span></text:p>
            </draw:text-box>
          </draw:frame>
          <draw:frame draw:style-name="gr18" draw:text-style-name="P2" draw:layer="layout" svg:width="3.72cm" svg:height="0.6cm" svg:x="11.4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4" draw:text-style-name="P8" draw:layer="layout" svg:width="4.1cm" svg:height="3.9cm" svg:x="16.7cm" svg:y="7.8cm">
            <draw:text-box>
              <text:p text:style-name="P7"><text:span text:style-name="T5">Droonga Node</text:span></text:p>
            </draw:text-box>
          </draw:frame>
          <draw:frame draw:style-name="gr15" draw:text-style-name="P2" draw:layer="layout" svg:width="3.72cm" svg:height="2.1cm" svg:x="16.928cm" svg:y="9.3cm">
            <draw:text-box>
              <text:p text:style-name="P1"><text:span text:style-name="T1">droonga-engine</text:span></text:p>
            </draw:text-box>
          </draw:frame>
          <draw:frame draw:style-name="gr18" draw:text-style-name="P2" draw:layer="layout" svg:width="3.72cm" svg:height="0.6cm" svg:x="16.928cm" svg:y="8.5cm">
            <draw:text-box>
              <text:p text:style-name="P1"><text:span text:style-name="T1">droonga-http-server</text:span></text:p>
            </draw:text-box>
          </draw:frame>
        </draw:g>
        <draw:path draw:style-name="gr19" draw:text-style-name="P1" draw:layer="layout" svg:width="1.049cm" svg:height="0.037cm" draw:transform="skewX (-1.51564392243188) rotate (-3.11977603793986) translate (11.1474165406215cm 11.3090057932228cm)" svg:viewBox="0 0 1050 38" svg:d="M1050 38c-939-1-1050-38-1050-38">
          <text:p/>
        </draw:path>
        <draw:path draw:style-name="gr19" draw:text-style-name="P1" draw:layer="layout" svg:width="1.746cm" svg:height="-0.001cm" svg:x="15.153cm" svg:y="11.3cm" svg:viewBox="0 0 1747 0" svg:d="M0 0c963 0 1747 0 1747 0">
          <text:p/>
        </draw:path>
        <draw:frame draw:style-name="gr20" draw:text-style-name="P9" draw:layer="layout" svg:width="3.6cm" svg:height="0.7cm" svg:x="9cm" svg:y="11.6cm">
          <draw:text-box>
            <text:p text:style-name="P9"><text:span text:style-name="T3">Fluentd protocol</text:span></text:p>
          </draw:text-box>
        </draw:frame>
        <draw:path draw:style-name="gr19" draw:text-style-name="P1" draw:layer="layout" svg:width="1.5cm" svg:height="0.06cm" draw:transform="skewX (1.50342661766792) rotate (-1.59784893020081) translate (5.15330715557556cm 6.90003048062533cm)" svg:viewBox="0 0 1501 61" svg:d="M0 61c1337-1 1501-61 1501-61">
          <text:p/>
        </draw:path>
        <draw:frame draw:style-name="gr20" draw:text-style-name="P9" draw:layer="layout" svg:width="3.6cm" svg:height="0.7cm" svg:x="5.2cm" svg:y="6cm">
          <draw:text-box>
            <text:p text:style-name="P9"><text:span text:style-name="T3">HTTP</text:span></text:p>
          </draw:text-box>
        </draw:frame>
        <draw:path draw:style-name="gr19" draw:text-style-name="P1" draw:layer="layout" svg:width="2.292cm" svg:height="1.47cm" draw:transform="skewX (0.629714794119554) rotate (-1.74061686301395) translate (17.1873072386759cm 7.3396196823877cm)" svg:viewBox="0 0 2293 1471" svg:d="M0 1471c2044 9 2293-1471 2293-1471">
          <text:p/>
        </draw:path>
        <draw:frame draw:style-name="gr20" draw:text-style-name="P9" draw:layer="layout" svg:width="3.6cm" svg:height="0.7cm" svg:x="16.3cm" svg:y="6cm">
          <draw:text-box>
            <text:p text:style-name="P9"><text:span text:style-name="T3">Fluentd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7" draw:display-name="Gradient 7" draw:style="linear" draw:start-color="#cfe7f5" draw:end-color="#0066cc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4T19:13:03.279397819</dc:date>
    <meta:editing-duration>PT16H56M47S</meta:editing-duration>
    <meta:editing-cycles>98</meta:editing-cycles>
    <meta:generator>LibreOffice/4.2.7.2$Linux_X86_64 LibreOffice_project/420m0$Build-2</meta:generator>
    <meta:document-statistic meta:object-count="40"/>
  </office:meta>
</office:document-meta>
</file>